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4C7DC"/>
    </style:style>
    <style:style style:name="ce3" style:family="table-cell" style:parent-style-name="Default" style:data-style-name="N29"/>
    <style:style style:name="ce4" style:family="table-cell" style:parent-style-name="Default" style:data-style-name="N0">
      <style:table-cell-properties fo:background-color="#B4C7DC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ackground-color="#B4C6E7"/>
    </style:style>
    <style:style style:name="ce6" style:family="table-cell" style:parent-style-name="Default" style:data-style-name="N0">
      <style:table-cell-properties fo:background-color="#B4C7DC"/>
    </style:style>
    <style:style style:name="ce7" style:family="table-cell" style:parent-style-name="Default" style:data-style-name="N0">
      <style:table-cell-properties fo:background-color="#B4C6E7"/>
      <style:text-properties style:text-underline-style="solid" style:text-underline-type="single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D4EA6B"/>
    </style:style>
    <style:style style:name="ce11" style:family="table-cell" style:parent-style-name="Default" style:data-style-name="N2">
      <style:table-cell-properties fo:background-color="#D4EA6B"/>
    </style:style>
    <style:style style:name="ce12" style:family="table-cell" style:parent-style-name="Default" style:data-style-name="N29">
      <style:table-cell-properties style:vertical-align="automatic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lexa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9" table:default-cell-style-name="ce1"/>
        <table:table-column table:style-name="co2" table:default-cell-style-name="ce9"/>
        <table:table-column table:style-name="co2" table:number-columns-repeated="16372" table:default-cell-style-name="ce1"/>
        <table:table-row table:style-name="ro1">
          <table:table-cell office:value-type="string" table:style-name="ce1">
            <text:p>User</text:p>
          </table:table-cell>
          <table:table-cell office:value-type="string" table:style-name="ce3">
            <text:p>Tempo</text:p>
          </table:table-cell>
          <table:table-cell office:value-type="string" table:style-name="ce1">
            <text:p>Step</text:p>
          </table:table-cell>
          <table:table-cell office:value-type="string" table:style-name="ce1">
            <text:p>Sugg</text:p>
          </table:table-cell>
          <table:table-cell table:style-name="ce1"/>
          <table:table-cell office:value-type="string" table:style-name="ce1">
            <text:p>Caric mental</text:p>
          </table:table-cell>
          <table:table-cell office:value-type="string" table:style-name="ce1">
            <text:p>Fisic</text:p>
          </table:table-cell>
          <table:table-cell office:value-type="string" table:style-name="ce1">
            <text:p>temp</text:p>
          </table:table-cell>
          <table:table-cell office:value-type="string" table:style-name="ce1">
            <text:p>Prest</text:p>
          </table:table-cell>
          <table:table-cell office:value-type="string" table:style-name="ce1">
            <text:p>frust</text:p>
          </table:table-cell>
          <table:table-cell office:value-type="string" table:style-name="ce1">
            <text:p>comp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">
            <text:p>user 11</text:p>
          </table:table-cell>
          <table:table-cell office:value-type="time" office:time-value="PT0H15M22S" table:style-name="ce3">
            <text:p>15:22.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5" table:formula="of:=SUM([.F2:.K2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60" table:style-name="ce5">
            <text:p>60</text:p>
          </table:table-cell>
          <table:table-cell office:value-type="float" office:value="10" table:style-name="ce5">
            <text:p>10</text:p>
          </table:table-cell>
          <table:table-cell office:value-type="float" office:value="60" table:style-name="ce5">
            <text:p>60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20" table:formula="of:=([.F3]*[.F2])/15" table:style-name="ce4">
            <text:p>20</text:p>
          </table:table-cell>
          <table:table-cell office:value-type="float" office:value="0" table:formula="of:=([.G3]*[.G2])/15" table:style-name="ce2">
            <text:p>0</text:p>
          </table:table-cell>
          <table:table-cell office:value-type="float" office:value="4" table:formula="of:=([.H3]*[.H2])/15" table:style-name="ce2">
            <text:p>4</text:p>
          </table:table-cell>
          <table:table-cell office:value-type="float" office:value="9.3333333333333339" table:formula="of:=([.I3]*[.I2])/15" table:style-name="ce2">
            <text:p>9.333333333</text:p>
          </table:table-cell>
          <table:table-cell office:value-type="float" office:value="12" table:formula="of:=([.J3]*[.J2])/15" table:style-name="ce2">
            <text:p>12</text:p>
          </table:table-cell>
          <table:table-cell office:value-type="float" office:value="13.333333333333334" table:formula="of:=([.K3]*[.K2])/15" table:style-name="ce2">
            <text:p>13.33333333</text:p>
          </table:table-cell>
          <table:table-cell office:value-type="float" office:value="58.666666666666671" table:formula="of:=SUM([.F4:.K4])" table:style-name="ce10">
            <text:p>58.6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rnabei</text:p>
          </table:table-cell>
          <table:table-cell office:value-type="time" office:time-value="PT0H13M50S" table:style-name="ce3">
            <text:p>13:50.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5" table:formula="of:=SUM([.F6:.K6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40" table:style-name="ce5">
            <text:p>40</text:p>
          </table:table-cell>
          <table:table-cell office:value-type="float" office:value="80" table:style-name="ce5">
            <text:p>80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4" table:formula="of:=([.F7]*[.F6])/15" table:style-name="ce4">
            <text:p>4</text:p>
          </table:table-cell>
          <table:table-cell office:value-type="float" office:value="0" table:formula="of:=([.G7]*[.G6])/15" table:style-name="ce2">
            <text:p>0</text:p>
          </table:table-cell>
          <table:table-cell office:value-type="float" office:value="13.333333333333334" table:formula="of:=([.H7]*[.H6])/15" table:style-name="ce2">
            <text:p>13.33333333</text:p>
          </table:table-cell>
          <table:table-cell office:value-type="float" office:value="21.333333333333332" table:formula="of:=([.I7]*[.I6])/15" table:style-name="ce2">
            <text:p>21.33333333</text:p>
          </table:table-cell>
          <table:table-cell office:value-type="float" office:value="1.3333333333333333" table:formula="of:=([.J7]*[.J6])/15" table:style-name="ce2">
            <text:p>1.333333333</text:p>
          </table:table-cell>
          <table:table-cell office:value-type="float" office:value="0.4" table:formula="of:=([.K7]*[.K6])/15" table:style-name="ce2">
            <text:p>0.4</text:p>
          </table:table-cell>
          <table:table-cell office:value-type="float" office:value="40.400000000000006" table:formula="of:=SUM([.F8:.K8])" table:style-name="ce10">
            <text:p>40.4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rco</text:p>
          </table:table-cell>
          <table:table-cell office:value-type="time" office:time-value="PT0H12M7S" table:style-name="ce3">
            <text:p>12:07.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5" table:formula="of:=SUM([.F10:.K10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office:value-type="float" office:value="80" table:style-name="ce5">
            <text:p>80</text:p>
          </table:table-cell>
          <table:table-cell office:value-type="float" office:value="75" table:style-name="ce5">
            <text:p>75</text:p>
          </table:table-cell>
          <table:table-cell office:value-type="float" office:value="40" table:style-name="ce5">
            <text:p>40</text:p>
          </table:table-cell>
          <table:table-cell office:value-type="float" office:value="60" table:style-name="ce5">
            <text:p>6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3.333333333333334" table:formula="of:=([.F11]*[.F10])/15" table:style-name="ce4">
            <text:p>13.33333333</text:p>
          </table:table-cell>
          <table:table-cell office:value-type="float" office:value="0" table:formula="of:=([.G11]*[.G10])/15" table:style-name="ce2">
            <text:p>0</text:p>
          </table:table-cell>
          <table:table-cell office:value-type="float" office:value="10.666666666666666" table:formula="of:=([.H11]*[.H10])/15" table:style-name="ce2">
            <text:p>10.66666667</text:p>
          </table:table-cell>
          <table:table-cell office:value-type="float" office:value="25" table:formula="of:=([.I11]*[.I10])/15" table:style-name="ce2">
            <text:p>25</text:p>
          </table:table-cell>
          <table:table-cell office:value-type="float" office:value="5.333333333333333" table:formula="of:=([.J11]*[.J10])/15" table:style-name="ce2">
            <text:p>5.333333333</text:p>
          </table:table-cell>
          <table:table-cell office:value-type="float" office:value="8" table:formula="of:=([.K11]*[.K10])/15" table:style-name="ce2">
            <text:p>8</text:p>
          </table:table-cell>
          <table:table-cell office:value-type="float" office:value="62.333333333333336" table:formula="of:=SUM([.F12:.K12])" table:style-name="ce10">
            <text:p>62.3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cca</text:p>
          </table:table-cell>
          <table:table-cell office:value-type="time" office:time-value="PT0H13M18S" table:style-name="ce3">
            <text:p>13:18.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5" table:formula="of:=SUM([.F14:.K14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40" table:style-name="ce5">
            <text:p>40</text:p>
          </table:table-cell>
          <table:table-cell office:value-type="float" office:value="10" table:style-name="ce5">
            <text:p>10</text:p>
          </table:table-cell>
          <table:table-cell office:value-type="float" office:value="50" table:style-name="ce5">
            <text:p>50</text:p>
          </table:table-cell>
          <table:table-cell office:value-type="float" office:value="80" table:style-name="ce5">
            <text:p>80</text:p>
          </table:table-cell>
          <table:table-cell office:value-type="float" office:value="70" table:style-name="ce5">
            <text:p>70</text:p>
          </table:table-cell>
          <table:table-cell office:value-type="float" office:value="80" table:style-name="ce5">
            <text:p>8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0.666666666666666" table:formula="of:=([.F15]*[.F14])/15" table:style-name="ce4">
            <text:p>10.66666667</text:p>
          </table:table-cell>
          <table:table-cell office:value-type="float" office:value="0" table:formula="of:=([.G15]*[.G14])/15" table:style-name="ce2">
            <text:p>0</text:p>
          </table:table-cell>
          <table:table-cell office:value-type="float" office:value="10" table:formula="of:=([.H15]*[.H14])/15" table:style-name="ce2">
            <text:p>10</text:p>
          </table:table-cell>
          <table:table-cell office:value-type="float" office:value="16" table:formula="of:=([.I15]*[.I14])/15" table:style-name="ce2">
            <text:p>16</text:p>
          </table:table-cell>
          <table:table-cell office:value-type="float" office:value="14" table:formula="of:=([.J15]*[.J14])/15" table:style-name="ce2">
            <text:p>14</text:p>
          </table:table-cell>
          <table:table-cell office:value-type="float" office:value="10.666666666666666" table:formula="of:=([.K15]*[.K14])/15" table:style-name="ce2">
            <text:p>10.66666667</text:p>
          </table:table-cell>
          <table:table-cell office:value-type="float" office:value="61.333333333333329" table:formula="of:=SUM([.F16:.K16])" table:style-name="ce10">
            <text:p>61.3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r15</text:p>
          </table:table-cell>
          <table:table-cell office:value-type="time" office:time-value="PT0H10M22S" table:style-name="ce3">
            <text:p>10:22.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5" table:formula="of:=SUM([.F18:.K18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4" table:formula="of:=([.F19]*[.F18])/15" table:style-name="ce4">
            <text:p>4</text:p>
          </table:table-cell>
          <table:table-cell office:value-type="float" office:value="0" table:formula="of:=([.G19]*[.G18])/15" table:style-name="ce2">
            <text:p>0</text:p>
          </table:table-cell>
          <table:table-cell office:value-type="float" office:value="10.666666666666666" table:formula="of:=([.H19]*[.H18])/15" table:style-name="ce2">
            <text:p>10.66666667</text:p>
          </table:table-cell>
          <table:table-cell office:value-type="float" office:value="33.333333333333336" table:formula="of:=([.I19]*[.I18])/15" table:style-name="ce2">
            <text:p>33.33333333</text:p>
          </table:table-cell>
          <table:table-cell office:value-type="float" office:value="0" table:formula="of:=([.J19]*[.J18])/15" table:style-name="ce2">
            <text:p>0</text:p>
          </table:table-cell>
          <table:table-cell office:value-type="float" office:value="2" table:formula="of:=([.K19]*[.K18])/15" table:style-name="ce2">
            <text:p>2</text:p>
          </table:table-cell>
          <table:table-cell office:value-type="float" office:value="50" table:formula="of:=SUM([.F20:.K20])" table:style-name="ce10">
            <text:p>50.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uca R.</text:p>
          </table:table-cell>
          <table:table-cell office:value-type="time" office:time-value="PT0H12M0S" table:style-name="ce3">
            <text:p>12:00.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5" table:formula="of:=SUM([.F22:.K22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40" table:style-name="ce5">
            <text:p>40</text:p>
          </table:table-cell>
          <table:table-cell office:value-type="float" office:value="10" table:style-name="ce5">
            <text:p>10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float" office:value="80" table:style-name="ce5">
            <text:p>8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3.333333333333334" table:formula="of:=([.F23]*[.F22])/15" table:style-name="ce4">
            <text:p>13.33333333</text:p>
          </table:table-cell>
          <table:table-cell office:value-type="float" office:value="0" table:formula="of:=([.G23]*[.G22])/15" table:style-name="ce2">
            <text:p>0</text:p>
          </table:table-cell>
          <table:table-cell office:value-type="float" office:value="9.3333333333333339" table:formula="of:=([.H23]*[.H22])/15" table:style-name="ce2">
            <text:p>9.333333333</text:p>
          </table:table-cell>
          <table:table-cell office:value-type="float" office:value="26.666666666666668" table:formula="of:=([.I23]*[.I22])/15" table:style-name="ce2">
            <text:p>26.66666667</text:p>
          </table:table-cell>
          <table:table-cell office:value-type="float" office:value="1.3333333333333333" table:formula="of:=([.J23]*[.J22])/15" table:style-name="ce2">
            <text:p>1.333333333</text:p>
          </table:table-cell>
          <table:table-cell office:value-type="float" office:value="16" table:formula="of:=([.K23]*[.K22])/15" table:style-name="ce2">
            <text:p>16</text:p>
          </table:table-cell>
          <table:table-cell office:value-type="float" office:value="66.666666666666671" table:formula="of:=SUM([.F24:.K24])" table:style-name="ce10">
            <text:p>66.6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drea B.</text:p>
          </table:table-cell>
          <table:table-cell office:value-type="time" office:time-value="PT0H13M14S" table:style-name="ce3">
            <text:p>13:14.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5" table:formula="of:=SUM([.F26:.K26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80" table:style-name="ce5">
            <text:p>80</text:p>
          </table:table-cell>
          <table:table-cell office:value-type="float" office:value="30" table:style-name="ce5">
            <text:p>30</text:p>
          </table:table-cell>
          <table:table-cell office:value-type="float" office:value="60" table:style-name="ce5">
            <text:p>60</text:p>
          </table:table-cell>
          <table:table-cell office:value-type="float" office:value="30" table:style-name="ce5">
            <text:p>3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6.666666666666667" table:formula="of:=([.F27]*[.F26])/15" table:style-name="ce6">
            <text:p>6.666666667</text:p>
          </table:table-cell>
          <table:table-cell office:value-type="float" office:value="0" table:formula="of:=([.G27]*[.G26])/15" table:style-name="ce6">
            <text:p>0</text:p>
          </table:table-cell>
          <table:table-cell office:value-type="float" office:value="16" table:formula="of:=([.H27]*[.H26])/15" table:style-name="ce6">
            <text:p>16</text:p>
          </table:table-cell>
          <table:table-cell office:value-type="float" office:value="4" table:formula="of:=([.I27]*[.I26])/15" table:style-name="ce6">
            <text:p>4</text:p>
          </table:table-cell>
          <table:table-cell office:value-type="float" office:value="4" table:formula="of:=([.J27]*[.J26])/15" table:style-name="ce6">
            <text:p>4</text:p>
          </table:table-cell>
          <table:table-cell office:value-type="float" office:value="8" table:formula="of:=([.K27]*[.K26])/15" table:style-name="ce6">
            <text:p>8</text:p>
          </table:table-cell>
          <table:table-cell office:value-type="float" office:value="38.666666666666671" table:formula="of:=SUM([.F28:.K28])" table:style-name="ce11">
            <text:p>38.6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tteo C.</text:p>
          </table:table-cell>
          <table:table-cell office:value-type="time" office:time-value="PT0H13M15S" table:style-name="ce3">
            <text:p>13:15.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5" table:formula="of:=SUM([.F30:.K30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50" table:style-name="ce5">
            <text:p>50</text:p>
          </table:table-cell>
          <table:table-cell office:value-type="float" office:value="20" table:style-name="ce5">
            <text:p>20</text:p>
          </table:table-cell>
          <table:table-cell office:value-type="float" office:value="85" table:style-name="ce5">
            <text:p>85</text:p>
          </table:table-cell>
          <table:table-cell office:value-type="float" office:value="80" table:style-name="ce5">
            <text:p>80</text:p>
          </table:table-cell>
          <table:table-cell office:value-type="float" office:value="10" table:style-name="ce5">
            <text:p>10</text:p>
          </table:table-cell>
          <table:table-cell office:value-type="float" office:value="85" table:style-name="ce5">
            <text:p>85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3.333333333333334" table:formula="of:=([.F31]*[.F30])/15" table:style-name="ce6">
            <text:p>13.33333333</text:p>
          </table:table-cell>
          <table:table-cell office:value-type="float" office:value="0" table:formula="of:=([.G31]*[.G30])/15" table:style-name="ce6">
            <text:p>0</text:p>
          </table:table-cell>
          <table:table-cell office:value-type="float" office:value="22.666666666666668" table:formula="of:=([.H31]*[.H30])/15" table:style-name="ce6">
            <text:p>22.66666667</text:p>
          </table:table-cell>
          <table:table-cell office:value-type="float" office:value="21.333333333333332" table:formula="of:=([.I31]*[.I30])/15" table:style-name="ce6">
            <text:p>21.33333333</text:p>
          </table:table-cell>
          <table:table-cell office:value-type="float" office:value="1.3333333333333333" table:formula="of:=([.J31]*[.J30])/15" table:style-name="ce6">
            <text:p>1.333333333</text:p>
          </table:table-cell>
          <table:table-cell office:value-type="float" office:value="5.666666666666667" table:formula="of:=([.K31]*[.K30])/15" table:style-name="ce6">
            <text:p>5.666666667</text:p>
          </table:table-cell>
          <table:table-cell office:value-type="float" office:value="64.333333333333329" table:formula="of:=SUM([.F32:.K32])" table:style-name="ce11">
            <text:p>64.3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sarini</text:p>
          </table:table-cell>
          <table:table-cell office:value-type="time" office:time-value="PT0H13M1S" table:style-name="ce3">
            <text:p>13:01.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5" table:formula="of:=SUM([.F34:.K34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70" table:style-name="ce5">
            <text:p>70</text:p>
          </table:table-cell>
          <table:table-cell office:value-type="float" office:value="15" table:style-name="ce5">
            <text:p>15</text:p>
          </table:table-cell>
          <table:table-cell office:value-type="float" office:value="10" table:style-name="ce5">
            <text:p>10</text:p>
          </table:table-cell>
          <table:table-cell office:value-type="float" office:value="75" table:style-name="ce5">
            <text:p>75</text:p>
          </table:table-cell>
          <table:table-cell office:value-type="float" office:value="50" table:style-name="ce5">
            <text:p>50</text:p>
          </table:table-cell>
          <table:table-cell office:value-type="float" office:value="65" table:style-name="ce5">
            <text:p>65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23.333333333333332" table:formula="of:=([.F35]*[.F34])/15" table:style-name="ce6">
            <text:p>23.33333333</text:p>
          </table:table-cell>
          <table:table-cell office:value-type="float" office:value="1" table:formula="of:=([.G35]*[.G34])/15" table:style-name="ce6">
            <text:p>1</text:p>
          </table:table-cell>
          <table:table-cell office:value-type="float" office:value="0" table:formula="of:=([.H35]*[.H34])/15" table:style-name="ce6">
            <text:p>0</text:p>
          </table:table-cell>
          <table:table-cell office:value-type="float" office:value="20" table:formula="of:=([.I35]*[.I34])/15" table:style-name="ce6">
            <text:p>20</text:p>
          </table:table-cell>
          <table:table-cell office:value-type="float" office:value="10" table:formula="of:=([.J35]*[.J34])/15" table:style-name="ce6">
            <text:p>10</text:p>
          </table:table-cell>
          <table:table-cell office:value-type="float" office:value="8.6666666666666661" table:formula="of:=([.K35]*[.K34])/15" table:style-name="ce6">
            <text:p>8.666666667</text:p>
          </table:table-cell>
          <table:table-cell office:value-type="float" office:value="62.999999999999993" table:formula="of:=SUM([.F36:.K36])" table:style-name="ce11">
            <text:p>63.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ippo</text:p>
          </table:table-cell>
          <table:table-cell office:value-type="time" office:time-value="PT0H11M37S" table:style-name="ce3">
            <text:p>11:37.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5" table:formula="of:=SUM([.F38:.K38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40" table:style-name="ce7">
            <text:p>40</text:p>
          </table:table-cell>
          <table:table-cell office:value-type="float" office:value="10" table:style-name="ce7">
            <text:p>10</text:p>
          </table:table-cell>
          <table:table-cell office:value-type="float" office:value="70" table:style-name="ce7">
            <text:p>70</text:p>
          </table:table-cell>
          <table:table-cell office:value-type="float" office:value="75" table:style-name="ce7">
            <text:p>75</text:p>
          </table:table-cell>
          <table:table-cell office:value-type="float" office:value="30" table:style-name="ce7">
            <text:p>30</text:p>
          </table:table-cell>
          <table:table-cell office:value-type="float" office:value="70" table:style-name="ce7">
            <text:p>7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3.333333333333334" table:formula="of:=([.F39]*[.F38])/15" table:style-name="ce6">
            <text:p>13.33333333</text:p>
          </table:table-cell>
          <table:table-cell office:value-type="float" office:value="1.3333333333333333" table:formula="of:=([.G39]*[.G38])/15" table:style-name="ce6">
            <text:p>1.333333333</text:p>
          </table:table-cell>
          <table:table-cell office:value-type="float" office:value="4.666666666666667" table:formula="of:=([.H39]*[.H38])/15" table:style-name="ce6">
            <text:p>4.666666667</text:p>
          </table:table-cell>
          <table:table-cell office:value-type="float" office:value="15" table:formula="of:=([.I39]*[.I38])/15" table:style-name="ce6">
            <text:p>15</text:p>
          </table:table-cell>
          <table:table-cell office:value-type="float" office:value="6" table:formula="of:=([.J39]*[.J38])/15" table:style-name="ce6">
            <text:p>6</text:p>
          </table:table-cell>
          <table:table-cell office:value-type="float" office:value="4.666666666666667" table:formula="of:=([.K39]*[.K38])/15" table:style-name="ce6">
            <text:p>4.666666667</text:p>
          </table:table-cell>
          <table:table-cell office:value-type="float" office:value="45" table:formula="of:=SUM([.F40:.K40])" table:style-name="ce11">
            <text:p>45.0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 MEDIO</text:p>
          </table:table-cell>
          <table:table-cell office:value-type="time" office:time-value="PT0H12M49S" table:formula="of:=AVERAGE([.B38];[.B34];[.B30];[.B26];[.B22];[.B18];[.B14];[.B10];[.B6];[.B2])" table:style-name="ce3">
            <text:p>12:49.2</text:p>
          </table:table-cell>
          <table:table-cell office:value-type="float" office:value="3.2" table:formula="of:=AVERAGE([.C38];[.C34];[.C30];[.C26];[.C22];[.C18];[.C14];[.C10];[.C6];[.C2])" table:style-name="ce9">
            <text:p>3.20</text:p>
          </table:table-cell>
          <table:table-cell table:number-columns-repeated="7" table:style-name="ce1"/>
          <table:table-cell office:value-type="string" table:style-name="ce1">
            <text:p>MEDIA</text:p>
          </table:table-cell>
          <table:table-cell office:value-type="float" office:value="55.04" table:formula="of:=AVERAGE([.L32];[.L36];[.L40];[.L28];[.L24];[.L20];[.L16];[.L12];[.L8];[.L4])" table:style-name="ce9">
            <text:p>55.04</text:p>
          </table:table-cell>
          <table:table-cell table:number-columns-repeated="16372"/>
        </table:table-row>
        <table:table-row table:number-rows-repeated="1048533" table:style-name="ro1">
          <table:table-cell table:number-columns-repeated="16384"/>
        </table:table-row>
      </table:table>
      <table:table table:name="Conversation" table:style-name="ta2"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1"/>
        <table:table-column table:style-name="co1" table:default-cell-style-name="ce9"/>
        <table:table-column table:style-name="co2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r</text:p>
          </table:table-cell>
          <table:table-cell office:value-type="string" table:style-name="ce3">
            <text:p>Tempo</text:p>
          </table:table-cell>
          <table:table-cell office:value-type="string" table:style-name="ce1">
            <text:p>Step</text:p>
          </table:table-cell>
          <table:table-cell office:value-type="string" table:style-name="ce1">
            <text:p>Sugg</text:p>
          </table:table-cell>
          <table:table-cell table:style-name="ce1"/>
          <table:table-cell office:value-type="string" table:style-name="ce1">
            <text:p>Caric mental</text:p>
          </table:table-cell>
          <table:table-cell office:value-type="string" table:style-name="ce1">
            <text:p>Fisic</text:p>
          </table:table-cell>
          <table:table-cell office:value-type="string" table:style-name="ce1">
            <text:p>temp</text:p>
          </table:table-cell>
          <table:table-cell office:value-type="string" table:style-name="ce1">
            <text:p>Prest</text:p>
          </table:table-cell>
          <table:table-cell office:value-type="string" table:style-name="ce1">
            <text:p>frust</text:p>
          </table:table-cell>
          <table:table-cell office:value-type="string" table:style-name="ce1">
            <text:p>comp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">
            <text:p>Davide</text:p>
          </table:table-cell>
          <table:table-cell office:value-type="time" office:time-value="PT0H14M20S" table:style-name="ce12">
            <text:p>14:20.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5" table:formula="of:=SUM([.F3:.K3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60" table:style-name="ce2">
            <text:p>60</text:p>
          </table:table-cell>
          <table:table-cell office:value-type="float" office:value="10" table:style-name="ce2">
            <text:p>10</text:p>
          </table:table-cell>
          <table:table-cell office:value-type="float" office:value="80" table:style-name="ce2">
            <text:p>8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8" table:formula="of:=([.F4]*[.F3])/15" table:style-name="ce2">
            <text:p>8</text:p>
          </table:table-cell>
          <table:table-cell office:value-type="float" office:value="0.66666666666666663" table:formula="of:=([.G4]*[.G3])/15" table:style-name="ce2">
            <text:p>0.666666667</text:p>
          </table:table-cell>
          <table:table-cell office:value-type="float" office:value="26.666666666666668" table:formula="of:=([.H4]*[.H3])/15" table:style-name="ce2">
            <text:p>26.66666667</text:p>
          </table:table-cell>
          <table:table-cell office:value-type="float" office:value="6" table:formula="of:=([.I4]*[.I3])/15" table:style-name="ce2">
            <text:p>6</text:p>
          </table:table-cell>
          <table:table-cell office:value-type="float" office:value="13.333333333333334" table:formula="of:=([.J4]*[.J3])/15" table:style-name="ce2">
            <text:p>13.33333333</text:p>
          </table:table-cell>
          <table:table-cell office:value-type="float" office:value="0" table:formula="of:=([.K4]*[.K3])/15" table:style-name="ce2">
            <text:p>0</text:p>
          </table:table-cell>
          <table:table-cell office:value-type="float" office:value="54.666666666666671" table:formula="of:=SUM([.F5:.K5])" table:style-name="ce10">
            <text:p>54.67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iletta</text:p>
          </table:table-cell>
          <table:table-cell office:value-type="time" office:time-value="PT0H17M8S" table:style-name="ce3">
            <text:p>17:08.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5" table:formula="of:=SUM([.F9:.K9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90" table:style-name="ce2">
            <text:p>90</text:p>
          </table:table-cell>
          <table:table-cell office:value-type="float" office:value="20" table:style-name="ce2">
            <text:p>20</text:p>
          </table:table-cell>
          <table:table-cell office:value-type="float" office:value="80" table:style-name="ce2">
            <text:p>8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2.6666666666666665" table:formula="of:=([.F10]*[.F9])/15" table:style-name="ce2">
            <text:p>2.666666667</text:p>
          </table:table-cell>
          <table:table-cell office:value-type="float" office:value="2.6666666666666665" table:formula="of:=([.G10]*[.G9])/15" table:style-name="ce2">
            <text:p>2.666666667</text:p>
          </table:table-cell>
          <table:table-cell office:value-type="float" office:value="20" table:formula="of:=([.H10]*[.H9])/15" table:style-name="ce2">
            <text:p>20</text:p>
          </table:table-cell>
          <table:table-cell office:value-type="float" office:value="24" table:formula="of:=([.I10]*[.I9])/15" table:style-name="ce2">
            <text:p>24</text:p>
          </table:table-cell>
          <table:table-cell office:value-type="float" office:value="0" table:formula="of:=([.J10]*[.J9])/15" table:style-name="ce2">
            <text:p>0</text:p>
          </table:table-cell>
          <table:table-cell office:value-type="float" office:value="16" table:formula="of:=([.K10]*[.K9])/15" table:style-name="ce2">
            <text:p>16</text:p>
          </table:table-cell>
          <table:table-cell office:value-type="float" office:value="65.333333333333329" table:formula="of:=SUM([.F11:.K11])" table:style-name="ce10">
            <text:p>65.33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ndrea</text:p>
          </table:table-cell>
          <table:table-cell office:value-type="time" office:time-value="PT0H13M9S" table:style-name="ce3">
            <text:p>13:09.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5" table:formula="of:=SUM([.F15:.K15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80" table:style-name="ce2">
            <text:p>80</text:p>
          </table:table-cell>
          <table:table-cell office:value-type="float" office:value="30" table:style-name="ce2">
            <text:p>30</text:p>
          </table:table-cell>
          <table:table-cell office:value-type="float" office:value="80" table:style-name="ce2">
            <text:p>8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4" table:formula="of:=([.F16]*[.F15])/15" table:style-name="ce2">
            <text:p>4</text:p>
          </table:table-cell>
          <table:table-cell office:value-type="float" office:value="0" table:formula="of:=([.G16]*[.G15])/15" table:style-name="ce2">
            <text:p>0</text:p>
          </table:table-cell>
          <table:table-cell office:value-type="float" office:value="20" table:formula="of:=([.H16]*[.H15])/15" table:style-name="ce2">
            <text:p>20</text:p>
          </table:table-cell>
          <table:table-cell office:value-type="float" office:value="21.333333333333332" table:formula="of:=([.I16]*[.I15])/15" table:style-name="ce2">
            <text:p>21.33333333</text:p>
          </table:table-cell>
          <table:table-cell office:value-type="float" office:value="2" table:formula="of:=([.J16]*[.J15])/15" table:style-name="ce2">
            <text:p>2</text:p>
          </table:table-cell>
          <table:table-cell office:value-type="float" office:value="10.666666666666666" table:formula="of:=([.K16]*[.K15])/15" table:style-name="ce2">
            <text:p>10.66666667</text:p>
          </table:table-cell>
          <table:table-cell office:value-type="float" office:value="57.999999999999993" table:formula="of:=SUM([.F17:.K17])" table:style-name="ce10">
            <text:p>58.0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lberto</text:p>
          </table:table-cell>
          <table:table-cell office:value-type="time" office:time-value="PT0H15M8S" table:style-name="ce3">
            <text:p>15:08.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5" table:formula="of:=SUM([.F20:.K20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75" table:style-name="ce2">
            <text:p>75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70" table:style-name="ce2">
            <text:p>70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20" table:formula="of:=([.F21]*[.F20])/15" table:style-name="ce2">
            <text:p>20</text:p>
          </table:table-cell>
          <table:table-cell office:value-type="float" office:value="0" table:formula="of:=([.G21]*[.G20])/15" table:style-name="ce2">
            <text:p>0</text:p>
          </table:table-cell>
          <table:table-cell office:value-type="float" office:value="6.666666666666667" table:formula="of:=([.H21]*[.H20])/15" table:style-name="ce2">
            <text:p>6.666666667</text:p>
          </table:table-cell>
          <table:table-cell office:value-type="float" office:value="18.666666666666668" table:formula="of:=([.I21]*[.I20])/15" table:style-name="ce2">
            <text:p>18.66666667</text:p>
          </table:table-cell>
          <table:table-cell office:value-type="float" office:value="13.333333333333334" table:formula="of:=([.J21]*[.J20])/15" table:style-name="ce2">
            <text:p>13.33333333</text:p>
          </table:table-cell>
          <table:table-cell office:value-type="float" office:value="2.6666666666666665" table:formula="of:=([.K21]*[.K20])/15" table:style-name="ce2">
            <text:p>2.666666667</text:p>
          </table:table-cell>
          <table:table-cell office:value-type="float" office:value="61.333333333333336" table:formula="of:=SUM([.F22:.K22])" table:style-name="ce10">
            <text:p>61.33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attia</text:p>
          </table:table-cell>
          <table:table-cell office:value-type="time" office:time-value="PT0H14M51S" table:style-name="ce3">
            <text:p>14:51.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" table:formula="of:=SUM([.F25:.K25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85" table:style-name="ce2">
            <text:p>85</text:p>
          </table:table-cell>
          <table:table-cell office:value-type="float" office:value="68" table:style-name="ce2">
            <text:p>68</text:p>
          </table:table-cell>
          <table:table-cell office:value-type="float" office:value="85" table:style-name="ce2">
            <text:p>85</text:p>
          </table:table-cell>
          <table:table-cell office:value-type="float" office:value="60" table:style-name="ce2">
            <text:p>60</text:p>
          </table:table-cell>
          <table:table-cell office:value-type="float" office:value="70" table:style-name="ce2">
            <text:p>70</text:p>
          </table:table-cell>
          <table:table-cell office:value-type="float" office:value="40" table:style-name="ce2">
            <text:p>4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1.333333333333334" table:formula="of:=([.F26]*[.F25])/15" table:style-name="ce2">
            <text:p>11.33333333</text:p>
          </table:table-cell>
          <table:table-cell office:value-type="float" office:value="0" table:formula="of:=([.G26]*[.G25])/15" table:style-name="ce2">
            <text:p>0</text:p>
          </table:table-cell>
          <table:table-cell office:value-type="float" office:value="22.666666666666668" table:formula="of:=([.H26]*[.H25])/15" table:style-name="ce2">
            <text:p>22.66666667</text:p>
          </table:table-cell>
          <table:table-cell office:value-type="float" office:value="12" table:formula="of:=([.I26]*[.I25])/15" table:style-name="ce2">
            <text:p>12</text:p>
          </table:table-cell>
          <table:table-cell office:value-type="float" office:value="23.333333333333332" table:formula="of:=([.J26]*[.J25])/15" table:style-name="ce2">
            <text:p>23.33333333</text:p>
          </table:table-cell>
          <table:table-cell office:value-type="float" office:value="2.6666666666666665" table:formula="of:=([.K26]*[.K25])/15" table:style-name="ce2">
            <text:p>2.666666667</text:p>
          </table:table-cell>
          <table:table-cell office:value-type="float" office:value="72" table:formula="of:=SUM([.F27:.K27])" table:style-name="ce10">
            <text:p>72.0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tefano</text:p>
          </table:table-cell>
          <table:table-cell office:value-type="time" office:time-value="PT0H16M5S" table:style-name="ce3">
            <text:p>16:05.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5" table:formula="of:=SUM([.F30:.K30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65" table:style-name="ce2">
            <text:p>65</text:p>
          </table:table-cell>
          <table:table-cell office:value-type="float" office:value="90" table:style-name="ce2">
            <text:p>90</text:p>
          </table:table-cell>
          <table:table-cell office:value-type="float" office:value="20" table:style-name="ce2">
            <text:p>20</text:p>
          </table:table-cell>
          <table:table-cell office:value-type="float" office:value="80" table:style-name="ce2">
            <text:p>8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8.666666666666668" table:formula="of:=([.F31]*[.F30])/15" table:style-name="ce2">
            <text:p>18.66666667</text:p>
          </table:table-cell>
          <table:table-cell office:value-type="float" office:value="0" table:formula="of:=([.G31]*[.G30])/15" table:style-name="ce2">
            <text:p>0</text:p>
          </table:table-cell>
          <table:table-cell office:value-type="float" office:value="21.666666666666668" table:formula="of:=([.H31]*[.H30])/15" table:style-name="ce2">
            <text:p>21.66666667</text:p>
          </table:table-cell>
          <table:table-cell office:value-type="float" office:value="18" table:formula="of:=([.I31]*[.I30])/15" table:style-name="ce2">
            <text:p>18</text:p>
          </table:table-cell>
          <table:table-cell office:value-type="float" office:value="1.3333333333333333" table:formula="of:=([.J31]*[.J30])/15" table:style-name="ce2">
            <text:p>1.333333333</text:p>
          </table:table-cell>
          <table:table-cell office:value-type="float" office:value="10.666666666666666" table:formula="of:=([.K31]*[.K30])/15" table:style-name="ce2">
            <text:p>10.66666667</text:p>
          </table:table-cell>
          <table:table-cell office:value-type="float" office:value="70.333333333333343" table:formula="of:=SUM([.F32:.K32])" table:style-name="ce10">
            <text:p>70.33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one</text:p>
          </table:table-cell>
          <table:table-cell office:value-type="time" office:time-value="PT0H11M13S" table:style-name="ce3">
            <text:p>11:13.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5" table:formula="of:=SUM([.F35:.K35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8" table:formula="of:=([.F36]*[.F35])/15" table:style-name="ce2">
            <text:p>8</text:p>
          </table:table-cell>
          <table:table-cell office:value-type="float" office:value="0" table:formula="of:=([.G36]*[.G35])/15" table:style-name="ce2">
            <text:p>0</text:p>
          </table:table-cell>
          <table:table-cell office:value-type="float" office:value="2.6666666666666665" table:formula="of:=([.H36]*[.H35])/15" table:style-name="ce2">
            <text:p>2.666666667</text:p>
          </table:table-cell>
          <table:table-cell office:value-type="float" office:value="9.3333333333333339" table:formula="of:=([.I36]*[.I35])/15" table:style-name="ce2">
            <text:p>9.333333333</text:p>
          </table:table-cell>
          <table:table-cell office:value-type="float" office:value="1.3333333333333333" table:formula="of:=([.J36]*[.J35])/15" table:style-name="ce2">
            <text:p>1.333333333</text:p>
          </table:table-cell>
          <table:table-cell office:value-type="float" office:value="18.666666666666668" table:formula="of:=([.K36]*[.K35])/15" table:style-name="ce2">
            <text:p>18.66666667</text:p>
          </table:table-cell>
          <table:table-cell office:value-type="float" office:value="40" table:formula="of:=SUM([.F37:.K37])" table:style-name="ce10">
            <text:p>40.0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user8</text:p>
          </table:table-cell>
          <table:table-cell office:value-type="time" office:time-value="PT0H14M46S" table:style-name="ce3">
            <text:p>14:46.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5" table:formula="of:=SUM([.F40:.K40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2">
            <text:p>80</text:p>
          </table:table-cell>
          <table:table-cell office:value-type="float" office:value="70" table:style-name="ce2">
            <text:p>7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0.666666666666666" table:formula="of:=([.F41]*[.F40])/15" table:style-name="ce2">
            <text:p>10.66666667</text:p>
          </table:table-cell>
          <table:table-cell office:value-type="float" office:value="0" table:formula="of:=([.G41]*[.G40])/15" table:style-name="ce2">
            <text:p>0</text:p>
          </table:table-cell>
          <table:table-cell office:value-type="float" office:value="26.666666666666668" table:formula="of:=([.H41]*[.H40])/15" table:style-name="ce2">
            <text:p>26.66666667</text:p>
          </table:table-cell>
          <table:table-cell office:value-type="float" office:value="14" table:formula="of:=([.I41]*[.I40])/15" table:style-name="ce2">
            <text:p>14</text:p>
          </table:table-cell>
          <table:table-cell office:value-type="float" office:value="0" table:formula="of:=([.J41]*[.J40])/15" table:style-name="ce2">
            <text:p>0</text:p>
          </table:table-cell>
          <table:table-cell office:value-type="float" office:value="6.666666666666667" table:formula="of:=([.K41]*[.K40])/15" table:style-name="ce2">
            <text:p>6.666666667</text:p>
          </table:table-cell>
          <table:table-cell office:value-type="float" office:value="58" table:formula="of:=SUM([.F42:.K42])" table:style-name="ce10">
            <text:p>58.0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abriele</text:p>
          </table:table-cell>
          <table:table-cell office:value-type="time" office:time-value="PT0H12M24S" table:style-name="ce3">
            <text:p>12:24.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5" table:formula="of:=SUM([.F45:.K45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70" table:style-name="ce2">
            <text:p>7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80" table:style-name="ce2">
            <text:p>8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4" table:formula="of:=([.F46]*[.F45])/15" table:style-name="ce2">
            <text:p>14</text:p>
          </table:table-cell>
          <table:table-cell office:value-type="float" office:value="2" table:formula="of:=([.G46]*[.G45])/15" table:style-name="ce2">
            <text:p>2</text:p>
          </table:table-cell>
          <table:table-cell office:value-type="float" office:value="16.666666666666668" table:formula="of:=([.H46]*[.H45])/15" table:style-name="ce2">
            <text:p>16.66666667</text:p>
          </table:table-cell>
          <table:table-cell office:value-type="float" office:value="14" table:formula="of:=([.I46]*[.I45])/15" table:style-name="ce2">
            <text:p>14</text:p>
          </table:table-cell>
          <table:table-cell office:value-type="float" office:value="0.33333333333333331" table:formula="of:=([.J46]*[.J45])/15" table:style-name="ce2">
            <text:p>0.333333333</text:p>
          </table:table-cell>
          <table:table-cell office:value-type="float" office:value="10.666666666666666" table:formula="of:=([.K46]*[.K45])/15" table:style-name="ce2">
            <text:p>10.66666667</text:p>
          </table:table-cell>
          <table:table-cell office:value-type="float" office:value="57.666666666666671" table:formula="of:=SUM([.F47:.K47])" table:style-name="ce10">
            <text:p>57.67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arta</text:p>
          </table:table-cell>
          <table:table-cell office:value-type="time" office:time-value="PT0H16M51S" table:style-name="ce3">
            <text:p>16:51.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5" table:formula="of:=SUM([.F50:.K50])" table:style-name="ce9">
            <text:p>15.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45" table:style-name="ce2">
            <text:p>4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office:value-type="float" office:value="15" table:formula="of:=([.F51]*[.F50])/15" table:style-name="ce2">
            <text:p>15</text:p>
          </table:table-cell>
          <table:table-cell office:value-type="float" office:value="4" table:formula="of:=([.G51]*[.G50])/15" table:style-name="ce2">
            <text:p>4</text:p>
          </table:table-cell>
          <table:table-cell office:value-type="float" office:value="2.3333333333333335" table:formula="of:=([.H51]*[.H50])/15" table:style-name="ce2">
            <text:p>2.333333333</text:p>
          </table:table-cell>
          <table:table-cell office:value-type="float" office:value="8" table:formula="of:=([.I51]*[.I50])/15" table:style-name="ce2">
            <text:p>8</text:p>
          </table:table-cell>
          <table:table-cell office:value-type="float" office:value="0" table:formula="of:=([.J51]*[.J50])/15" table:style-name="ce2">
            <text:p>0</text:p>
          </table:table-cell>
          <table:table-cell office:value-type="float" office:value="10" table:formula="of:=([.K51]*[.K50])/15" table:style-name="ce2">
            <text:p>10</text:p>
          </table:table-cell>
          <table:table-cell office:value-type="float" office:value="39.333333333333329" table:formula="of:=SUM([.F52:.K52])" table:style-name="ce10">
            <text:p>39.33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 MEDIO</text:p>
          </table:table-cell>
          <table:table-cell office:value-type="time" office:time-value="PT0H14M35S" table:formula="of:=AVERAGE([.B50];[.B45];[.B40];[.B35];[.B30];[.B25];[.B20];[.B15];[.B9];[.B3])" table:style-name="ce3">
            <text:p>14:35.9</text:p>
          </table:table-cell>
          <table:table-cell office:value-type="float" office:value="3.6" table:formula="of:=AVERAGE([.C50];[.C45];[.C40];[.C35];[.C30];[.C25];[.C20];[.C15];[.C9];[.C3])" table:style-name="ce9">
            <text:p>3.60</text:p>
          </table:table-cell>
          <table:table-cell table:number-columns-repeated="8" table:style-name="ce1"/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8" table:style-name="ce1"/>
          <table:table-cell office:value-type="string" table:style-name="ce1">
            <text:p>media</text:p>
          </table:table-cell>
          <table:table-cell office:value-type="float" office:value="57.666666666666671" table:formula="of:=AVERAGE([.L5];[.L11];[.L17];[.L22];[.L27];[.L32];[.L37];[.L42];[.L47];[.L52])" table:style-name="ce9">
            <text:p>57.67</text:p>
          </table:table-cell>
          <table:table-cell table:number-columns-repeated="16372"/>
        </table:table-row>
        <table:table-row table:number-rows-repeated="1048520" table:style-name="ro1">
          <table:table-cell table:number-columns-repeated="16384"/>
        </table:table-row>
      </table:table>
      <table:table table:name="NasaTLX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>
            <draw:frame draw:z-index="1" draw:id="id0" draw:style-name="a0" draw:name="Grafico 1" svg:x="0.43652in" svg:y="0.0848in" svg:width="7.12684in" svg:height="3.251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3" draw:id="id2" draw:style-name="a2" draw:name="Grafico 3" svg:x="0.39632in" svg:y="0.01887in" svg:width="4.99375in" svg:height="2.8099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8"/>
          <table:table-cell table:number-columns-repeated="1637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Grafico 2" svg:x="0.43701in" svg:y="0.1478in" svg:width="7.13823in" svg:height="3.3721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Step_corretti" table:style-name="ta3">
        <table:table-column table:style-name="co2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3" draw:style-name="a3" draw:name="Grafico 1" svg:x="0.475in" svg:y="0.07292in" svg:width="4.97917in" svg:height="2.93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4" draw:style-name="a4" draw:name="Grafico 2" svg:x="0.62083in" svg:y="0.05208in" svg:width="4.96875in" svg:height="2.937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style-name="ce1">
            <draw:frame draw:z-index="3" draw:id="id5" draw:style-name="a5" draw:name="Grafico 3" svg:x="0.39583in" svg:y="0.11458in" svg:width="4.97917in" svg:height="2.9437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8"/>
          <table:table-cell table:style-name="ce1">
            <draw:frame draw:z-index="4" draw:id="id6" draw:style-name="a6" draw:name="Grafico 4" svg:x="0in" svg:y="0in" svg:width="4.975in" svg:height="2.937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54" table:style-name="ro1">
          <table:table-cell table:number-columns-repeated="16384"/>
        </table:table-row>
      </table:table>
      <table:table table:name="tempi" table:style-name="ta3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7" draw:style-name="a7" draw:name="Grafico 1" svg:x="0.1in" svg:y="0.04167in" svg:width="7.32396in" svg:height="4.533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2" draw:id="id8" draw:style-name="a8" draw:name="Grafico 2" svg:x="0.44583in" svg:y="0.06354in" svg:width="4.975in" svg:height="2.85208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filippo</dc:creator>
    <meta:creation-date>2023-04-03T23:21:33Z</meta:creation-date>
    <dc:date>2023-04-06T00:25:59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41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34.0970866141732pt" svg:width="513.1323622047244pt" chart:style-name="Crt0">
        <chart:title chart:style-name="CT00">
          <text:p text:style-name="a1" text:class-names="" text:cond-style-name="">NASA TLX Alexa Conversation + Node-RED<text:s text:c="1"/></text:p>
        </chart:title>
        <chart:plot-area chart:style-name="Plt0" chart:data-source-has-labels="both">
          <chart:axis chart:dimension="x" chart:name="primary-x" chart:style-name="Axs0"/>
          <chart:axis chart:dimension="y" chart:name="primary-y" chart:style-name="Axs1"/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4.666666666666671"/>
          </table:table-row>
          <table:table-row>
            <table:table-cell office:value-type="string">
              <text:p>2</text:p>
            </table:table-cell>
            <table:table-cell office:value-type="float" office:value="65.333333333333329"/>
          </table:table-row>
          <table:table-row>
            <table:table-cell office:value-type="string">
              <text:p>3</text:p>
            </table:table-cell>
            <table:table-cell office:value-type="float" office:value="57.999999999999993"/>
          </table:table-row>
          <table:table-row>
            <table:table-cell office:value-type="string">
              <text:p>4</text:p>
            </table:table-cell>
            <table:table-cell office:value-type="float" office:value="61.333333333333336"/>
          </table:table-row>
          <table:table-row>
            <table:table-cell office:value-type="string">
              <text:p>5</text:p>
            </table:table-cell>
            <table:table-cell office:value-type="float" office:value="72"/>
          </table:table-row>
          <table:table-row>
            <table:table-cell office:value-type="string">
              <text:p>6</text:p>
            </table:table-cell>
            <table:table-cell office:value-type="float" office:value="70.333333333333343"/>
          </table:table-row>
          <table:table-row>
            <table:table-cell office:value-type="string">
              <text:p>7</text:p>
            </table:table-cell>
            <table:table-cell office:value-type="float" office:value="40"/>
          </table:table-row>
          <table:table-row>
            <table:table-cell office:value-type="string">
              <text:p>8</text:p>
            </table:table-cell>
            <table:table-cell office:value-type="float" office:value="58"/>
          </table:table-row>
          <table:table-row>
            <table:table-cell office:value-type="string">
              <text:p>9</text:p>
            </table:table-cell>
            <table:table-cell office:value-type="float" office:value="57.666666666666671"/>
          </table:table-row>
          <table:table-row>
            <table:table-cell office:value-type="string">
              <text:p>10</text:p>
            </table:table-cell>
            <table:table-cell office:value-type="float" office:value="39.33333333333332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axial" draw:angle="0" draw:start-color="#d9d9d9" draw:end-color="#ffffff" draw:start-intensity="100%" draw:end-intensity="100%"/>
    <draw:gradient draw:name="a3" draw:style="linear" draw:angle="0" draw:start-color="#4472c4" draw:end-color="#355fa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41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42.7969291338583pt" svg:width="513.9529133858267pt" chart:style-name="Crt0">
        <chart:title chart:style-name="CT00">
          <text:p text:style-name="a1" text:class-names="" text:cond-style-name="">Nasa TLX Alexa + TTS</text:p>
        </chart:title>
        <chart:plot-area svg:x="0.0pt" svg:y="14.13913385826772pt" svg:width="513.9529133858267pt" svg:height="205.4885826771654pt" chart:style-name="Plt0" chart:data-source-has-labels="both">
          <chart:axis chart:dimension="x" chart:name="primary-x" chart:style-name="Axs0"/>
          <chart:axis chart:dimension="y" chart:name="primary-y" chart:style-name="Axs1"/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8.666666666666671"/>
          </table:table-row>
          <table:table-row>
            <table:table-cell office:value-type="string">
              <text:p>2</text:p>
            </table:table-cell>
            <table:table-cell office:value-type="float" office:value="40.400000000000006"/>
          </table:table-row>
          <table:table-row>
            <table:table-cell office:value-type="string">
              <text:p>3</text:p>
            </table:table-cell>
            <table:table-cell office:value-type="float" office:value="62.333333333333336"/>
          </table:table-row>
          <table:table-row>
            <table:table-cell office:value-type="string">
              <text:p>4</text:p>
            </table:table-cell>
            <table:table-cell office:value-type="float" office:value="61.333333333333329"/>
          </table:table-row>
          <table:table-row>
            <table:table-cell office:value-type="string">
              <text:p>5</text:p>
            </table:table-cell>
            <table:table-cell office:value-type="float" office:value="50"/>
          </table:table-row>
          <table:table-row>
            <table:table-cell office:value-type="string">
              <text:p>6</text:p>
            </table:table-cell>
            <table:table-cell office:value-type="float" office:value="66.666666666666671"/>
          </table:table-row>
          <table:table-row>
            <table:table-cell office:value-type="string">
              <text:p>7</text:p>
            </table:table-cell>
            <table:table-cell office:value-type="float" office:value="38.666666666666671"/>
          </table:table-row>
          <table:table-row>
            <table:table-cell office:value-type="string">
              <text:p>8</text:p>
            </table:table-cell>
            <table:table-cell office:value-type="float" office:value="64.333333333333329"/>
          </table:table-row>
          <table:table-row>
            <table:table-cell office:value-type="string">
              <text:p>9</text:p>
            </table:table-cell>
            <table:table-cell office:value-type="float" office:value="62.999999999999993"/>
          </table:table-row>
          <table:table-row>
            <table:table-cell office:value-type="string">
              <text:p>10</text:p>
            </table:table-cell>
            <table:table-cell office:value-type="float" office:value="4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axial" draw:angle="0" draw:start-color="#d9d9d9" draw:end-color="#ffffff" draw:start-intensity="100%" draw:end-intensity="100%"/>
    <draw:gradient draw:name="a3" draw:style="linear" draw:angle="0" draw:start-color="#ed7d31" draw:end-color="#dd6513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2">
      <style:chart-properties chart:gap-width="41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gradient" draw:fill-gradient-name="a5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2.3147244094488pt" svg:width="359.55pt" chart:style-name="Crt0">
        <chart:title chart:style-name="CT00">
          <text:p text:style-name="a1" text:class-names="" text:cond-style-name="">Media di Livello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values-cell-range-address="Conversation.$L$56" chart:class="chart:bar" chart:attached-axis="primary-y" chart:style-name="G0S0">
            <chart:data-label chart:style-name="DL00"/>
            <chart:data-point/>
          </chart:series>
          <chart:series chart:values-cell-range-address="Alexa.$L$43" chart:class="chart:bar" chart:attached-axis="primary-y" chart:style-name="G0S1">
            <chart:data-label chart:style-name="DL01"/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axial" draw:angle="0" draw:start-color="#d9d9d9" draw:end-color="#ffffff" draw:start-intensity="100%" draw:end-intensity="100%"/>
    <draw:gradient draw:name="a3" draw:style="linear" draw:angle="0" draw:start-color="#4472c4" draw:end-color="#355fa9" draw:start-intensity="100%" draw:end-intensity="100%"/>
    <draw:gradient draw:name="a5" draw:style="linear" draw:angle="0" draw:start-color="#ed7d31" draw:end-color="#dd6513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41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1.5pt" svg:width="358.5pt" chart:style-name="Crt0">
        <chart:title chart:style-name="CT00">
          <text:p text:style-name="a1" text:class-names="" text:cond-style-name="">Step corretti Alexa Conversation</text:p>
        </chart:title>
        <chart:plot-area chart:style-name="Plt0" chart:data-source-has-labels="both">
          <chart:axis chart:dimension="x" chart:name="primary-x" chart:style-name="Axs0"/>
          <chart:axis chart:dimension="y" chart:name="primary-y" chart:style-name="Axs1"/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4"/>
          </table:table-row>
          <table:table-row>
            <table:table-cell office:value-type="string">
              <text:p>2</text:p>
            </table:table-cell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4"/>
          </table:table-row>
          <table:table-row>
            <table:table-cell office:value-type="string">
              <text:p>4</text:p>
            </table:table-cell>
            <table:table-cell office:value-type="float" office:value="3"/>
          </table:table-row>
          <table:table-row>
            <table:table-cell office:value-type="string">
              <text:p>5</text:p>
            </table:table-cell>
            <table:table-cell office:value-type="float" office:value="3"/>
          </table:table-row>
          <table:table-row>
            <table:table-cell office:value-type="string">
              <text:p>6</text:p>
            </table:table-cell>
            <table:table-cell office:value-type="float" office:value="3"/>
          </table:table-row>
          <table:table-row>
            <table:table-cell office:value-type="string">
              <text:p>7</text:p>
            </table:table-cell>
            <table:table-cell office:value-type="float" office:value="4"/>
          </table:table-row>
          <table:table-row>
            <table:table-cell office:value-type="string">
              <text:p>8</text:p>
            </table:table-cell>
            <table:table-cell office:value-type="float" office:value="4"/>
          </table:table-row>
          <table:table-row>
            <table:table-cell office:value-type="string">
              <text:p>9</text:p>
            </table:table-cell>
            <table:table-cell office:value-type="float" office:value="4"/>
          </table:table-row>
          <table:table-row>
            <table:table-cell office:value-type="string">
              <text:p>10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axial" draw:angle="0" draw:start-color="#d9d9d9" draw:end-color="#ffffff" draw:start-intensity="100%" draw:end-intensity="100%"/>
    <draw:gradient draw:name="a3" draw:style="linear" draw:angle="0" draw:start-color="#4472c4" draw:end-color="#355fa9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41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1.5pt" svg:width="357.75pt" chart:style-name="Crt0">
        <chart:title chart:style-name="CT00">
          <text:p text:style-name="a1" text:class-names="" text:cond-style-name="">Step corretti Alexa</text:p>
        </chart:title>
        <chart:plot-area chart:style-name="Plt0" chart:data-source-has-labels="both">
          <chart:axis chart:dimension="x" chart:name="primary-x" chart:style-name="Axs0"/>
          <chart:axis chart:dimension="y" chart:name="primary-y" chart:style-name="Axs1"/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4"/>
          </table:table-row>
          <table:table-row>
            <table:table-cell office:value-type="string">
              <text:p>2</text:p>
            </table:table-cell>
            <table:table-cell office:value-type="float" office:value="4"/>
          </table:table-row>
          <table:table-row>
            <table:table-cell office:value-type="string">
              <text:p>3</text:p>
            </table:table-cell>
            <table:table-cell office:value-type="float" office:value="2"/>
          </table:table-row>
          <table:table-row>
            <table:table-cell office:value-type="string">
              <text:p>4</text:p>
            </table:table-cell>
            <table:table-cell office:value-type="float" office:value="2"/>
          </table:table-row>
          <table:table-row>
            <table:table-cell office:value-type="string">
              <text:p>5</text:p>
            </table:table-cell>
            <table:table-cell office:value-type="float" office:value="3"/>
          </table:table-row>
          <table:table-row>
            <table:table-cell office:value-type="string">
              <text:p>6</text:p>
            </table:table-cell>
            <table:table-cell office:value-type="float" office:value="2"/>
          </table:table-row>
          <table:table-row>
            <table:table-cell office:value-type="string">
              <text:p>7</text:p>
            </table:table-cell>
            <table:table-cell office:value-type="float" office:value="4"/>
          </table:table-row>
          <table:table-row>
            <table:table-cell office:value-type="string">
              <text:p>8</text:p>
            </table:table-cell>
            <table:table-cell office:value-type="float" office:value="3"/>
          </table:table-row>
          <table:table-row>
            <table:table-cell office:value-type="string">
              <text:p>9</text:p>
            </table:table-cell>
            <table:table-cell office:value-type="float" office:value="4"/>
          </table:table-row>
          <table:table-row>
            <table:table-cell office:value-type="string">
              <text:p>10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axial" draw:angle="0" draw:start-color="#d9d9d9" draw:end-color="#ffffff" draw:start-intensity="100%" draw:end-intensity="100%"/>
    <draw:gradient draw:name="a3" draw:style="linear" draw:angle="0" draw:start-color="#ed7d31" draw:end-color="#dd6513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2">
      <style:chart-properties chart:gap-width="41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gradient" draw:fill-gradient-name="a5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211.95pt" svg:width="358.5pt" chart:style-name="Crt0">
        <chart:title chart:style-name="CT00">
          <text:p text:style-name="a1" text:class-names="" text:cond-style-name="">Media di Livello</text:p>
        </chart:title>
        <chart:legend chart:legend-position="end" chart:legend-align="center" chart:style-name="Lgnd"/>
        <chart:plot-area svg:x="4.871653543307086pt" svg:y="35.69551181102362pt" svg:width="250.8266141732283pt" svg:height="171.6894488188976pt" chart:style-name="Plt0">
          <chart:axis chart:dimension="x" chart:name="primary-x" chart:style-name="Axs0"/>
          <chart:axis chart:dimension="y" chart:name="primary-y" chart:style-name="Axs1"/>
          <chart:series chart:values-cell-range-address="Conversation.$C$55" chart:class="chart:bar" chart:attached-axis="primary-y" chart:style-name="G0S0">
            <chart:data-label chart:style-name="DL00"/>
            <chart:data-point/>
          </chart:series>
          <chart:series chart:values-cell-range-address="Alexa.$C$43" chart:class="chart:bar" chart:attached-axis="primary-y" chart:style-name="G0S1">
            <chart:data-label chart:style-name="DL01"/>
            <chart:data-point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axial" draw:angle="0" draw:start-color="#d9d9d9" draw:end-color="#ffffff" draw:start-intensity="100%" draw:end-intensity="100%"/>
    <draw:gradient draw:name="a3" draw:style="linear" draw:angle="0" draw:start-color="#4472c4" draw:end-color="#355fa9" draw:start-intensity="100%" draw:end-intensity="100%"/>
    <draw:gradient draw:name="a5" draw:style="linear" draw:angle="0" draw:start-color="#ed7d31" draw:end-color="#dd6513" draw:start-intensity="100%" draw:end-intensity="100%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41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gradient" draw:fill-gradient-name="a5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1.5pt" svg:width="358.2pt" chart:style-name="Crt0">
        <chart:title chart:style-name="CT00">
          <text:p text:style-name="a1" text:class-names="" text:cond-style-name="">Step Corretti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/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label chart:style-name="DL0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Alexa Conversation</text:p>
              </table:table-cell>
              <table:table-cell office:value-type="string">
                <text:p>Alexa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2</text:p>
            </table:table-cell>
            <table:table-cell office:value-type="float" office:value="3"/>
            <table:table-cell office:value-type="float" office:value="4"/>
          </table:table-row>
          <table:table-row>
            <table:table-cell office:value-type="string">
              <text:p>3</text:p>
            </table:table-cell>
            <table:table-cell office:value-type="float" office:value="4"/>
            <table:table-cell office:value-type="float" office:value="2"/>
          </table:table-row>
          <table:table-row>
            <table:table-cell office:value-type="string">
              <text:p>4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5</text:p>
            </table:table-cell>
            <table:table-cell office:value-type="float" office:value="3"/>
            <table:table-cell office:value-type="float" office:value="3"/>
          </table:table-row>
          <table:table-row>
            <table:table-cell office:value-type="string">
              <text:p>6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7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8</text:p>
            </table:table-cell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9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10</text:p>
            </table:table-cell>
            <table:table-cell office:value-type="float" office:value="4"/>
            <table:table-cell office:value-type="float" office:value="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axial" draw:angle="0" draw:start-color="#d9d9d9" draw:end-color="#ffffff" draw:start-intensity="100%" draw:end-intensity="100%"/>
    <draw:gradient draw:name="a3" draw:style="linear" draw:angle="0" draw:start-color="#4472c4" draw:end-color="#355fa9" draw:start-intensity="100%" draw:end-intensity="100%"/>
    <draw:gradient draw:name="a5" draw:style="linear" draw:angle="0" draw:start-color="#ed7d31" draw:end-color="#dd6513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9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26.399842519685pt" svg:width="527.3249606299213pt" chart:style-name="Crt0"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esperiment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Tempo</text:p>
            </chart:title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line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Alexa Conversation</text:p>
              </table:table-cell>
              <table:table-cell office:value-type="string">
                <text:p>Alexa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9.9618055555555553E-3"/>
            <table:table-cell office:value-type="float" office:value="1.0680787037037037E-2"/>
          </table:table-row>
          <table:table-row>
            <table:table-cell office:value-type="string">
              <text:p>2</text:p>
            </table:table-cell>
            <table:table-cell office:value-type="float" office:value="1.1907407407407408E-2"/>
            <table:table-cell office:value-type="float" office:value="9.6087962962962958E-3"/>
          </table:table-row>
          <table:table-row>
            <table:table-cell office:value-type="string">
              <text:p>3</text:p>
            </table:table-cell>
            <table:table-cell office:value-type="float" office:value="9.1327546296296296E-3"/>
            <table:table-cell office:value-type="float" office:value="8.4224537037037046E-3"/>
          </table:table-row>
          <table:table-row>
            <table:table-cell office:value-type="string">
              <text:p>4</text:p>
            </table:table-cell>
            <table:table-cell office:value-type="float" office:value="1.0516203703703703E-2"/>
            <table:table-cell office:value-type="float" office:value="9.2442129629629628E-3"/>
          </table:table-row>
          <table:table-row>
            <table:table-cell office:value-type="string">
              <text:p>5</text:p>
            </table:table-cell>
            <table:table-cell office:value-type="float" office:value="1.0313657407407407E-2"/>
            <table:table-cell office:value-type="float" office:value="7.2050925925925928E-3"/>
          </table:table-row>
          <table:table-row>
            <table:table-cell office:value-type="string">
              <text:p>6</text:p>
            </table:table-cell>
            <table:table-cell office:value-type="float" office:value="1.1173611111111112E-2"/>
            <table:table-cell office:value-type="float" office:value="8.3437500000000005E-3"/>
          </table:table-row>
          <table:table-row>
            <table:table-cell office:value-type="string">
              <text:p>7</text:p>
            </table:table-cell>
            <table:table-cell office:value-type="float" office:value="7.79050925925926E-3"/>
            <table:table-cell office:value-type="float" office:value="9.1909722222222219E-3"/>
          </table:table-row>
          <table:table-row>
            <table:table-cell office:value-type="string">
              <text:p>8</text:p>
            </table:table-cell>
            <table:table-cell office:value-type="float" office:value="1.0260416666666666E-2"/>
            <table:table-cell office:value-type="float" office:value="9.2048611111111116E-3"/>
          </table:table-row>
          <table:table-row>
            <table:table-cell office:value-type="string">
              <text:p>9</text:p>
            </table:table-cell>
            <table:table-cell office:value-type="float" office:value="8.6192129629629622E-3"/>
            <table:table-cell office:value-type="float" office:value="9.0486111111111097E-3"/>
          </table:table-row>
          <table:table-row>
            <table:table-cell office:value-type="string">
              <text:p>10</text:p>
            </table:table-cell>
            <table:table-cell office:value-type="float" office:value="1.1703703703703702E-2"/>
            <table:table-cell office:value-type="float" office:value="8.0752314814814818E-3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29">
      <style:chart-properties chart:gap-width="41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gradient" draw:fill-gradient-name="a5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205.35pt" svg:width="358.2pt" chart:style-name="Crt0">
        <chart:title chart:style-name="CT00">
          <text:p text:style-name="a1" text:class-names="" text:cond-style-name="">Media di Livello</text:p>
        </chart:title>
        <chart:legend chart:legend-position="end" chart:legend-align="center" chart:style-name="Lgnd"/>
        <chart:plot-area svg:x="0.0pt" svg:y="34.41291338582677pt" svg:width="262.1683464566929pt" svg:height="167.0808661417323pt" chart:style-name="Plt0">
          <chart:axis chart:dimension="x" chart:name="primary-x" chart:style-name="Axs0"/>
          <chart:axis chart:dimension="y" chart:name="primary-y" chart:style-name="Axs1"/>
          <chart:series chart:values-cell-range-address="Conversation.$B$55" chart:class="chart:bar" chart:attached-axis="primary-y" chart:style-name="G0S0">
            <chart:data-label chart:style-name="DL00"/>
            <chart:data-point/>
          </chart:series>
          <chart:series chart:values-cell-range-address="Alexa.$B$43" chart:class="chart:bar" chart:attached-axis="primary-y" chart:style-name="G0S1">
            <chart:data-label chart:style-name="DL01"/>
            <chart:data-point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axial" draw:angle="0" draw:start-color="#d9d9d9" draw:end-color="#ffffff" draw:start-intensity="100%" draw:end-intensity="100%"/>
    <draw:gradient draw:name="a3" draw:style="linear" draw:angle="0" draw:start-color="#4472c4" draw:end-color="#355fa9" draw:start-intensity="100%" draw:end-intensity="100%"/>
    <draw:gradient draw:name="a5" draw:style="linear" draw:angle="0" draw:start-color="#ed7d31" draw:end-color="#dd6513" draw:start-intensity="100%" draw:end-intensity="100%"/>
  </office:styles>
</office:document-styles>
</file>